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014cm" fo:min-width="1.764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98cm" fo:min-width="1.73cm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00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cm" svg:height="3.2cm" svg:x="1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6cm" svg:x2="11.2cm" svg:y2="12.2cm">
          <text:p/>
        </draw:line>
        <draw:frame draw:style-name="gr3" draw:text-style-name="P2" draw:layer="layout" svg:width="1.093cm" svg:height="0.967cm" svg:x="16.2cm" svg:y="7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14.6cm" svg:y1="9cm" svg:x2="16.6cm" svg:y2="7.2cm">
          <text:p/>
        </draw:line>
        <draw:line draw:style-name="gr5" draw:text-style-name="P1" draw:layer="layout" svg:x1="13.6cm" svg:y1="7.8cm" svg:x2="11.4cm" svg:y2="10cm">
          <text:p/>
        </draw:line>
        <draw:frame draw:style-name="gr3" draw:text-style-name="P2" draw:layer="layout" svg:width="1.263cm" svg:height="0.967cm" svg:x="10.537cm" svg:y="8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1.2cm" svg:y1="12.2cm" svg:x2="18cm" svg:y2="12.2cm">
          <text:p/>
        </draw:line>
        <draw:frame draw:style-name="gr3" draw:text-style-name="P2" draw:layer="layout" svg:width="0.712cm" svg:height="0.437cm" svg:x="12.2cm" svg:y="11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2" draw:text-style-name="P1" draw:layer="layout" svg:width="1.599cm" svg:height="0.599cm" draw:transform="rotate (1.5707963267949) translate (13cm 12.2cm)" svg:viewBox="0 0 1600 600" svg:d="M0 600c1000 0 1600-600 1600-600">
          <text:p/>
        </draw:path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1" draw:layer="layout" svg:width="3.2cm" svg:height="3.2cm" svg:x="1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6cm" svg:x2="11.2cm" svg:y2="12.2cm">
          <text:p/>
        </draw:line>
        <draw:line draw:style-name="gr2" draw:text-style-name="P1" draw:layer="layout" svg:x1="11.2cm" svg:y1="12.2cm" svg:x2="18cm" svg:y2="12.2cm">
          <text:p/>
        </draw:line>
        <draw:frame draw:style-name="gr3" draw:text-style-name="P2" draw:layer="layout" svg:width="0.712cm" svg:height="0.437cm" svg:x="12.2cm" svg:y="11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2" draw:text-style-name="P1" draw:layer="layout" svg:width="1.599cm" svg:height="0.599cm" draw:transform="rotate (1.5707963267949) translate (13cm 12.2cm)" svg:viewBox="0 0 1600 600" svg:d="M0 600c1000 0 1600-600 1600-600">
          <text:p/>
        </draw:path>
        <draw:line draw:style-name="gr8" draw:text-style-name="P1" draw:layer="layout" svg:x1="13.6cm" svg:y1="7.6cm" svg:x2="13cm" svg:y2="8.2cm">
          <text:p/>
        </draw:line>
        <draw:line draw:style-name="gr8" draw:text-style-name="P1" draw:layer="layout" svg:x1="12.4cm" svg:y1="9cm" svg:x2="12.4cm" svg:y2="9.8cm">
          <text:p/>
        </draw:line>
        <draw:line draw:style-name="gr8" draw:text-style-name="P1" draw:layer="layout" svg:x1="14.8cm" svg:y1="6.8cm" svg:x2="14cm" svg:y2="6.8cm">
          <text:p/>
        </draw:line>
        <draw:line draw:style-name="gr8" draw:text-style-name="P1" draw:layer="layout" svg:x1="12.4cm" svg:y1="6.6cm" svg:x2="11.4cm" svg:y2="7.6cm">
          <text:p/>
        </draw:line>
        <draw:custom-shape draw:style-name="gr9" draw:text-style-name="P4" draw:layer="layout" svg:width="0.2cm" svg:height="0.2cm" svg:x="14.6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65cm" svg:height="0.967cm" svg:x="14.735cm" svg:y="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1" draw:layer="layout" svg:width="3.2cm" svg:height="3.2cm" svg:x="1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6cm" svg:x2="11.2cm" svg:y2="12.2cm">
          <text:p/>
        </draw:line>
        <draw:line draw:style-name="gr5" draw:text-style-name="P1" draw:layer="layout" svg:x1="13.6cm" svg:y1="7.8cm" svg:x2="11.4cm" svg:y2="10cm">
          <text:p/>
        </draw:line>
        <draw:frame draw:style-name="gr3" draw:text-style-name="P2" draw:layer="layout" svg:width="1.263cm" svg:height="0.967cm" svg:x="10.537cm" svg:y="8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draw:layer="layout" svg:x1="11.2cm" svg:y1="12.2cm" svg:x2="18cm" svg:y2="12.2cm">
          <text:p/>
        </draw:line>
        <draw:frame draw:style-name="gr3" draw:text-style-name="P2" draw:layer="layout" svg:width="0.712cm" svg:height="0.437cm" svg:x="12.2cm" svg:y="11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2" draw:text-style-name="P1" draw:layer="layout" svg:width="1.599cm" svg:height="0.599cm" draw:transform="rotate (1.5707963267949) translate (13cm 12.2cm)" svg:viewBox="0 0 1600 600" svg:d="M0 600c1000 0 1600-600 1600-600">
          <text:p/>
        </draw:path>
        <draw:line draw:style-name="gr10" draw:text-style-name="P1" draw:layer="layout" svg:x1="13.614cm" svg:y1="7.787cm" svg:x2="14.8cm" svg:y2="9cm">
          <text:p/>
        </draw:line>
        <draw:frame draw:style-name="gr3" draw:text-style-name="P2" draw:layer="layout" svg:width="0.631cm" svg:height="0.855cm" svg:x="14.369cm" svg:y="7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9" draw:text-style-name="P4" draw:layer="layout" svg:width="0.2cm" svg:height="0.2cm" svg:x="14.601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687cm" svg:height="0.855cm" svg:x="14.713cm" svg:y="8.7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2" draw:layer="layout" svg:width="0.001cm" svg:height="0.001cm" svg:x="15.196cm" svg:y="12.39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14:54:38.468372310</meta:creation-date>
    <dc:date>2017-10-11T12:55:07.962716230</dc:date>
    <meta:editing-duration>PT1H17M48S</meta:editing-duration>
    <meta:editing-cycles>5</meta:editing-cycles>
    <meta:generator>LibreOffice/5.4.0.3$Linux_X86_64 LibreOffice_project/40m0$Build-3</meta:generator>
    <meta:document-statistic meta:object-count="59"/>
  </office:meta>
</office:document-meta>
</file>

<file path=Object 1/content.xml><?xml version="1.0" encoding="utf-8"?>
<math xmlns="http://www.w3.org/1998/Math/MathML" display="block">
  <semantics>
    <mover accent="true">
      <msub>
        <mi>F</mi>
        <mi mathvariant="italic">gp</mi>
      </msub>
      <mo stretchy="false">⃗</mo>
    </mover>
    <annotation encoding="StarMath 5.0">vec{F}_gp</annotation>
  </semantics>
</math>
</file>

<file path=Object 2/content.xml><?xml version="1.0" encoding="utf-8"?>
<math xmlns="http://www.w3.org/1998/Math/MathML" display="block">
  <semantics>
    <mstyle color="red">
      <mover accent="true">
        <msub>
          <mi>F</mi>
          <mi>R</mi>
        </msub>
        <mo stretchy="false">⃗</mo>
      </mover>
    </mstyle>
    <annotation encoding="StarMath 5.0">color red{vec{F}_R}</annotation>
  </semantics>
</math>
</file>

<file path=Object 3/content.xml><?xml version="1.0" encoding="utf-8"?>
<math xmlns="http://www.w3.org/1998/Math/MathML" display="block">
  <semantics>
    <mi>α</mi>
    <annotation encoding="StarMath 5.0">%alpha</annotation>
  </semantics>
</math>
</file>

<file path=Object 4/content.xml><?xml version="1.0" encoding="utf-8"?>
<math xmlns="http://www.w3.org/1998/Math/MathML" display="block">
  <semantics>
    <msub>
      <mi>I</mi>
      <mi>p</mi>
    </msub>
    <annotation encoding="StarMath 5.0">I_p</annotation>
  </semantics>
</math>
</file>

<file path=Object 5/content.xml><?xml version="1.0" encoding="utf-8"?>
<math xmlns="http://www.w3.org/1998/Math/MathML" display="block">
  <semantics>
    <mover accent="true">
      <mi>r</mi>
      <mo stretchy="false">⃗</mo>
    </mover>
    <annotation encoding="StarMath 5.0">vec{r}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over accent="true">
      <msub>
        <mi>F</mi>
        <mi mathvariant="italic">gp</mi>
      </msub>
      <mo stretchy="false">⃗</mo>
    </mover>
    <annotation encoding="StarMath 5.0">vec{F}_gp</annotation>
  </semantics>
</math>
</file>

<file path=Object 8/content.xml><?xml version="1.0" encoding="utf-8"?>
<math xmlns="http://www.w3.org/1998/Math/MathML" display="block">
  <semantics>
    <mi>α</mi>
    <annotation encoding="StarMath 5.0">%alpha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